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76ff" officeooo:paragraph-rsid="001276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ek Q’s Reading for 10/10</text:p>
      <text:p text:style-name="P1"/>
      <text:p text:style-name="P1">Warren et al. 2001</text:p>
      <text:p text:style-name="P1"/>
      <text:p text:style-name="P1">Beebee 1995</text:p>
      <text:p text:style-name="P1"/>
      <text:p text:style-name="P1">Blaustein et al. 2001</text:p>
      <text:p text:style-name="P1"/>
      <text:p text:style-name="P1">Beebee 2002</text:p>
      <text:p text:style-name="P1"/>
      <text:p text:style-name="P1">Blaustein et al. 20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5:11:45.423057000</meta:creation-date>
    <dc:date>2016-10-08T15:16:15.974637000</dc:date>
    <meta:editing-duration>PT4M31S</meta:editing-duration>
    <meta:editing-cycles>1</meta:editing-cycles>
    <meta:document-statistic meta:table-count="0" meta:image-count="0" meta:object-count="0" meta:page-count="1" meta:paragraph-count="6" meta:word-count="21" meta:character-count="108" meta:non-whitespace-character-count="93"/>
    <meta:generator>LibreOffice/5.2.1.2$MacOSX_X86_64 LibreOffice_project/31dd62db80d4e60af04904455ec9c9219178d620</meta:generator>
  </office:meta>
</office:document-meta>
</file>